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a6917" officeooo:paragraph-rsid="000a69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ASSIGNMENT-13</text:p>
      <text:p text:style-name="P1"><text:tab/><text:tab/><text:tab/><text:tab/></text:p>
      <text:p text:style-name="P1">Source Code:</text:p>
      <text:p text:style-name="P1"/>
      <text:p text:style-name="P1">import java.net.InetAddress;</text:p>
      <text:p text:style-name="P1">import java.net.UnknownHostException;</text:p>
      <text:p text:style-name="P1">import java.util.Scanner;</text:p>
      <text:p text:style-name="P1"/>
      <text:p text:style-name="P1">public class DnsNettwork {</text:p>
      <text:p text:style-name="P1"><text:tab/>public static void main(String[] args) throws UnknownHostException {</text:p>
      <text:p text:style-name="P1"><text:tab/><text:tab/>Scanner in =new Scanner(System.in);</text:p>
      <text:p text:style-name="P1"><text:tab/><text:tab/>InetAddress objInet = InetAddress.getLocalHost();</text:p>
      <text:p text:style-name="P1"><text:tab/><text:tab/></text:p>
      <text:p text:style-name="P1"><text:tab/><text:tab/>System.out.println("Hostname is : "+objInet);</text:p>
      <text:p text:style-name="P1"><text:tab/><text:tab/></text:p>
      <text:p text:style-name="P1"><text:tab/><text:tab/></text:p>
      <text:p text:style-name="P1"><text:tab/><text:tab/>System.out.print("\nEnter site domain name : ");</text:p>
      <text:p text:style-name="P1"><text:tab/><text:tab/>String siteName=in.next();</text:p>
      <text:p text:style-name="P1"><text:tab/><text:tab/>System.out.println("site address is(getByName) : "+InetAddress.getByName(siteName));</text:p>
      <text:p text:style-name="P1"><text:tab/><text:tab/></text:p>
      <text:p text:style-name="P1"><text:tab/><text:tab/></text:p>
      <text:p text:style-name="P1"><text:tab/><text:tab/>System.out.println("\nsite address is(getAllByName) : ");</text:p>
      <text:p text:style-name="P1"><text:tab/><text:tab/>InetAddress allAddressByName[]= InetAddress.getAllByName(siteName);</text:p>
      <text:p text:style-name="P1"><text:tab/><text:tab/>for(InetAddress a:allAddressByName)</text:p>
      <text:p text:style-name="P1"><text:tab/><text:tab/>{</text:p>
      <text:p text:style-name="P1"><text:tab/><text:tab/><text:tab/>System.out.println(a);</text:p>
      <text:p text:style-name="P1"><text:tab/><text:tab/>}</text:p>
      <text:p text:style-name="P1"><text:tab/><text:tab/></text:p>
      <text:p text:style-name="P1"><text:tab/><text:tab/></text:p>
      <text:p text:style-name="P1"><text:tab/><text:tab/>System.out.print("\nEnter IP Address : ");</text:p>
      <text:p text:style-name="P1"><text:tab/><text:tab/>String addr=in.next();</text:p>
      <text:p text:style-name="P1"><text:tab/><text:tab/>InetAddress ip=InetAddress.getByName(addr);</text:p>
      <text:p text:style-name="P1"><text:tab/><text:tab/></text:p>
      <text:p text:style-name="P1"><text:tab/><text:tab/></text:p>
      <text:p text:style-name="P1"><text:tab/><text:tab/>System.out.print("Get by Address : ");</text:p>
      <text:p text:style-name="P1"><text:tab/><text:tab/></text:p>
      <text:p text:style-name="P1"><text:tab/><text:tab/>System.out.println(ip.getHostName());</text:p>
      <text:p text:style-name="P1"><text:tab/><text:tab/>in.close();</text:p>
      <text:p text:style-name="P1"><text:tab/>}</text:p>
      <text:p text:style-name="P1">}</text:p>
      <text:p text:style-name="P1"/>
      <text:p text:style-name="P1">Output:</text:p>
      <text:p text:style-name="P1"/>
      <text:p text:style-name="P1">Hostname is : AJAY/127.0.1.1</text:p>
      <text:p text:style-name="P1"/>
      <text:p text:style-name="P1">Enter site domain name : www.google.com</text:p>
      <text:p text:style-name="P1">site address is(getByName) : www.google.com/74.125.204.147</text:p>
      <text:p text:style-name="P1"/>
      <text:p text:style-name="P1">site address is(getAllByName) : </text:p>
      <text:p text:style-name="P1">www.google.com/74.125.204.147</text:p>
      <text:p text:style-name="P1">www.google.com/74.125.204.99</text:p>
      <text:p text:style-name="P1">www.google.com/74.125.204.103</text:p>
      <text:p text:style-name="P1">www.google.com/74.125.204.104</text:p>
      <text:p text:style-name="P1">www.google.com/74.125.204.105</text:p>
      <text:p text:style-name="P1">www.google.com/74.125.204.106</text:p>
      <text:p text:style-name="P1">www.google.com/2404:6800:4008:c04:0:0:0:6a</text:p>
      <text:p text:style-name="P1"/>
      <text:p text:style-name="P1">Enter IP Address : 8.8.8.8</text:p>
      <text:p text:style-name="P1">Get by Address : google-public-dns-a.google.co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9T01:54:38.840156813</dc:date>
    <meta:editing-duration>PT18S</meta:editing-duration>
    <meta:editing-cycles>1</meta:editing-cycles>
    <meta:document-statistic meta:table-count="0" meta:image-count="0" meta:object-count="0" meta:page-count="1" meta:paragraph-count="52" meta:word-count="114" meta:character-count="1395" meta:non-whitespace-character-count="1252"/>
    <meta:generator>LibreOffice/5.1.6.2$Linux_X86_64 LibreOffice_project/10m0$Build-2</meta:generator>
  </office:meta>
</office:document-meta>
</file>